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officeooo:rsid="00092a0a" officeooo:paragraph-rsid="00092a0a"/>
    </style:style>
    <style:style style:name="P2" style:family="paragraph" style:parent-style-name="Standard">
      <style:text-properties officeooo:rsid="0009f334" officeooo:paragraph-rsid="0009f334"/>
    </style:style>
    <style:style style:name="P3" style:family="paragraph" style:parent-style-name="Standard">
      <style:text-properties fo:font-size="14pt" fo:font-weight="bold" officeooo:rsid="00092a0a" officeooo:paragraph-rsid="00092a0a" style:font-size-asian="14pt" style:font-weight-asian="bold" style:font-size-complex="14pt" style:font-weight-complex="bold"/>
    </style:style>
    <style:style style:name="P4" style:family="paragraph" style:parent-style-name="Standard">
      <style:text-properties fo:font-size="14pt" fo:font-weight="bold" officeooo:rsid="0009f334" officeooo:paragraph-rsid="0009f334" style:font-size-asian="14pt" style:font-weight-asian="bold" style:font-size-complex="14pt" style:font-weight-complex="bold"/>
    </style:style>
    <style:style style:name="P5" style:family="paragraph" style:parent-style-name="Standard">
      <style:text-properties fo:font-size="14pt" fo:font-weight="bold" officeooo:rsid="000b3b1d" officeooo:paragraph-rsid="000b3b1d" style:font-size-asian="14pt" style:font-weight-asian="bold" style:font-size-complex="14pt" style:font-weight-complex="bold"/>
    </style:style>
    <style:style style:name="P6" style:family="paragraph" style:parent-style-name="Standard">
      <style:text-properties fo:font-size="14pt" fo:font-weight="bold" officeooo:rsid="000b635c" officeooo:paragraph-rsid="000b635c" style:font-size-asian="14pt" style:font-weight-asian="bold" style:font-size-complex="14pt" style:font-weight-complex="bold"/>
    </style:style>
    <style:style style:name="P7" style:family="paragraph" style:parent-style-name="Standard">
      <style:text-properties fo:font-size="14pt" fo:font-weight="bold" officeooo:rsid="000c71ff" officeooo:paragraph-rsid="000c71ff" style:font-size-asian="14pt" style:font-weight-asian="bold" style:font-size-complex="14pt" style:font-weight-complex="bold"/>
    </style:style>
    <style:style style:name="P8" style:family="paragraph" style:parent-style-name="Standard">
      <style:text-properties officeooo:rsid="000b3b1d" officeooo:paragraph-rsid="000b3b1d"/>
    </style:style>
    <style:style style:name="P9" style:family="paragraph" style:parent-style-name="Standard">
      <style:text-properties officeooo:rsid="000b3b1d" officeooo:paragraph-rsid="000b635c"/>
    </style:style>
    <style:style style:name="P10" style:family="paragraph" style:parent-style-name="Standard">
      <style:text-properties officeooo:rsid="000b635c" officeooo:paragraph-rsid="000b635c"/>
    </style:style>
    <style:style style:name="P11" style:family="paragraph" style:parent-style-name="Standard">
      <style:text-properties officeooo:rsid="000c71ff" officeooo:paragraph-rsid="000c71ff"/>
    </style:style>
    <style:style style:name="T1" style:family="text">
      <style:text-properties fo:font-weight="bold" style:font-weight-asian="bold" style:font-weight-complex="bold"/>
    </style:style>
    <style:style style:name="T2" style:family="text">
      <style:text-properties officeooo:rsid="000b635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Que es informacion?</text:p>
      <text:p text:style-name="P1"/>
      <text:p text:style-name="P1">Es un conjunto de datos organizados que al leer los produce algun significado</text:p>
      <text:p text:style-name="P1"/>
      <text:p text:style-name="P1">ej1:</text:p>
      <text:p text:style-name="P1">dato 1: 87654567</text:p>
      <text:p text:style-name="P1">dato 2: 01/05</text:p>
      <text:p text:style-name="P1">dato 3: 10pm</text:p>
      <text:p text:style-name="P1"/>
      <text:p text:style-name="P1">EJ2: Informacion: Turno renovacion de pasaporte para el dia 01/05 a las 10 pm. La id de la cita es 87654567.</text:p>
      <text:p text:style-name="P1"/>
      <text:p text:style-name="P4">Que es una variable?</text:p>
      <text:p text:style-name="P2">Una variable es un contenedor que nos permite guardar un datos. Y podemos utilizarla</text:p>
      <text:p text:style-name="P2"><text:s/>a = 2</text:p>
      <text:p text:style-name="P2">b = a + 1</text:p>
      <text:p text:style-name="P2">resultado = 3</text:p>
      <text:p text:style-name="P2"/>
      <text:p text:style-name="P2">El codigo se lee de arriba hacia a bajo, de izquierda a derecha</text:p>
      <text:p text:style-name="P2"/>
      <text:p text:style-name="P2">a = 2</text:p>
      <text:p text:style-name="P2">b = a +1</text:p>
      <text:p text:style-name="P2">b= 5</text:p>
      <text:p text:style-name="P2">cuanto vale b?</text:p>
      <text:p text:style-name="P2">B=5</text:p>
      <text:p text:style-name="P2"/>
      <text:p text:style-name="P4">Que es una constante?</text:p>
      <text:p text:style-name="P2"/>
      <text:p text:style-name="P2">No pueden cambiar de valor</text:p>
      <text:p text:style-name="P2"/>
      <text:p text:style-name="P2">VELOCIDAD_LUZ = 3000000</text:p>
      <text:p text:style-name="P2"/>
      <text:p text:style-name="P2">La velocidad de la luz esta en todos lados, pero tambien puede utilizemos mal una constante, como por ejemplo mi edad 19, esto estaria mal ya que como sabemos una constante no puede cambiar de valor, se asigna una sola vez y ya; utilizar la edad como una constante no sirve porque va cambiando en un periodo determinado,</text:p>
      <text:p text:style-name="P2"/>
      <text:p text:style-name="P4">REGLAS DE NOMENCLATURA.</text:p>
      <text:p text:style-name="P2">1. No puede tener espacios</text:p>
      <text:p text:style-name="P2">ejemplo: fecha de nacimiento.</text:p>
      <text:p text:style-name="P2"/>
      <text:p text:style-name="P2">2. No empenzar con un numero</text:p>
      <text:p text:style-name="P2">ejemplo: 2doEmail</text:p>
      <text:p text:style-name="P2"/>
      <text:p text:style-name="P2">3. No puede ser una palabra reservada</text:p>
      <text:p text:style-name="P2">ejemplo: if, while, for, etc</text:p>
      <text:p text:style-name="P2"/>
      <text:p text:style-name="P2"/>
      <text:p text:style-name="P2"/>
      <text:p text:style-name="P2"/>
      <text:p text:style-name="P2"/>
      <text:p text:style-name="P5"><text:soft-page-break/>CONVERCIÒN DE NOMBRES</text:p>
      <text:p text:style-name="P8"/>
      <text:p text:style-name="P8"><text:span text:style-name="T1">camelCase :</text:span> fechaDeNacimiento → <text:s/><text:span text:style-name="T2">se usa siempre cuando declaramos una variable</text:span></text:p>
      <text:p text:style-name="P8"/>
      <text:p text:style-name="P9"><text:span text:style-name="T1">snake_case:</text:span> fecha_de_naciemiento → <text:span text:style-name="T2">para escribir sentencias para una base de datos </text:span></text:p>
      <text:p text:style-name="P8"/>
      <text:p text:style-name="P8"><text:span text:style-name="T1">SCREAMING_SNAKE_CASE: </text:span>FECHA_DE_NACIMIENTO → <text:span text:style-name="T2">se va a utilizar para las constantes</text:span></text:p>
      <text:p text:style-name="P8"/>
      <text:p text:style-name="P8"><text:span text:style-name="T1">kebab-case: </text:span>fecha-de-naciemiento → <text:s/><text:span text:style-name="T2">se utiliza para las url o para crear una carpeta</text:span></text:p>
      <text:p text:style-name="P8"/>
      <text:p text:style-name="P10">los que se van a utilizar como mas frecuencia para el tema de programacion va hacer cameCase y SCREAMING_SNAKE_CASE.</text:p>
      <text:p text:style-name="P10"/>
      <text:p text:style-name="P6"/>
      <text:p text:style-name="P7">Què es un lenguaje de tipado Fuerte?</text:p>
      <text:p text:style-name="P7"/>
      <text:p text:style-name="P11">Se conoce un lenguaje tipado cuando declaramos una varible y tengamos que definir el tipo de datos que se va a almacenar en esa varibale.</text:p>
      <text:p text:style-name="P11">Ejemplo:</text:p>
      <text:p text:style-name="P11"/>
      <text:p text:style-name="P11">String nombre <text:s/>= <text:s/>“Cesar”;</text:p>
      <text:p text:style-name="P11">int num = 312;</text:p>
      <text:p text:style-name="P11">bool j = true;</text:p>
      <text:p text:style-name="P11"/>
      <text:p text:style-name="P11">Si colocamos un dato diferente al tipo de dato ya estableciodo, entonces arrojara un error</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CO"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O"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21T08:59:17.646009040</meta:creation-date>
    <meta:generator>LibreOffice/7.2.2.2$Linux_X86_64 LibreOffice_project/20$Build-2</meta:generator>
    <dc:date>2022-05-21T19:30:36.588354847</dc:date>
    <meta:editing-duration>PT26M19S</meta:editing-duration>
    <meta:editing-cycles>4</meta:editing-cycles>
    <meta:document-statistic meta:table-count="0" meta:image-count="0" meta:object-count="0" meta:page-count="2" meta:paragraph-count="42" meta:word-count="331" meta:character-count="1843" meta:non-whitespace-character-count="1548"/>
  </office:meta>
</office:document-meta>
</file>